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B6000002401248717E6B8F77C3.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e187"/>
    </style:style>
    <style:style style:name="P2" style:family="paragraph" style:parent-style-name="Text_20_body">
      <style:text-properties style:font-name="DejaVu Sans"/>
    </style:style>
    <style:style style:name="P3" style:family="paragraph" style:parent-style-name="Text_20_body">
      <style:text-properties style:font-name="DejaVu Sans" officeooo:paragraph-rsid="0014f2d6"/>
    </style:style>
    <style:style style:name="P4" style:family="paragraph" style:parent-style-name="Text_20_body">
      <style:text-properties style:font-name="DejaVu Sans" officeooo:paragraph-rsid="000cae81"/>
    </style:style>
    <style:style style:name="P5" style:family="paragraph" style:parent-style-name="Text_20_body">
      <style:text-properties style:font-name="DejaVu Sans" officeooo:paragraph-rsid="0016aa33"/>
    </style:style>
    <style:style style:name="P6" style:family="paragraph" style:parent-style-name="Standard">
      <style:text-properties style:font-name="DejaVu Sans"/>
    </style:style>
    <style:style style:name="P7" style:family="paragraph" style:parent-style-name="Text_20_body">
      <style:paragraph-properties fo:margin-top="0in" fo:margin-bottom="0in" style:contextual-spacing="false"/>
      <style:text-properties style:font-name="DejaVu Sans"/>
    </style:style>
    <style:style style:name="P8" style:family="paragraph" style:parent-style-name="Text_20_body">
      <style:paragraph-properties fo:margin-top="0in" fo:margin-bottom="0in" style:contextual-spacing="false" fo:line-height="100%"/>
      <style:text-properties style:font-name="DejaVu Sans"/>
    </style:style>
    <style:style style:name="P9" style:family="paragraph" style:parent-style-name="Text_20_body">
      <style:text-properties style:font-name="DejaVu Sans" officeooo:paragraph-rsid="0016e23e"/>
    </style:style>
    <style:style style:name="P10" style:family="paragraph" style:parent-style-name="Text_20_body">
      <style:text-properties style:font-name="DejaVu Sans" officeooo:paragraph-rsid="0019e3b1"/>
    </style:style>
    <style:style style:name="P11" style:family="paragraph" style:parent-style-name="Heading_20_3">
      <style:text-properties officeooo:paragraph-rsid="00195fc2"/>
    </style:style>
    <style:style style:name="P12" style:family="paragraph" style:parent-style-name="Heading_20_3">
      <style:text-properties style:font-name="DejaVu Sans"/>
    </style:style>
    <style:style style:name="T1" style:family="text">
      <style:text-properties officeooo:rsid="000da2bf"/>
    </style:style>
    <style:style style:name="T2" style:family="text">
      <style:text-properties fo:font-style="italic" style:font-style-asian="italic" style:font-style-complex="italic"/>
    </style:style>
    <style:style style:name="T3" style:family="text">
      <style:text-properties officeooo:rsid="00116b88"/>
    </style:style>
    <style:style style:name="T4" style:family="text">
      <style:text-properties style:font-name="DejaVu Sans"/>
    </style:style>
    <style:style style:name="T5" style:family="text">
      <style:text-properties style:font-name="DejaVu Sans" fo:font-size="12pt" fo:font-weight="normal" style:font-size-asian="12pt" style:font-size-complex="12pt"/>
    </style:style>
    <style:style style:name="T6" style:family="text">
      <style:text-properties style:font-name="DejaVu Sans" fo:font-size="12pt" fo:font-weight="normal" officeooo:rsid="00195fc2" style:font-size-asian="12pt" style:font-size-complex="12pt"/>
    </style:style>
    <style:style style:name="T7" style:family="text">
      <style:text-properties style:font-name="DejaVu Sans" officeooo:rsid="000f2847"/>
    </style:style>
    <style:style style:name="T8" style:family="text">
      <style:text-properties style:font-name="DejaVu Sans" officeooo:rsid="00195fc2"/>
    </style:style>
    <style:style style:name="T9" style:family="text">
      <style:text-properties fo:font-size="12pt" officeooo:rsid="00128c4c" style:font-size-asian="12pt" style:font-size-complex="12pt"/>
    </style:style>
    <style:style style:name="T10" style:family="text">
      <style:text-properties officeooo:rsid="0011f669"/>
    </style:style>
    <style:style style:name="T11" style:family="text">
      <style:text-properties officeooo:rsid="0011c3f7"/>
    </style:style>
    <style:style style:name="T12" style:family="text">
      <style:text-properties officeooo:rsid="00195fc2"/>
    </style:style>
    <style:style style:name="T13" style:family="text">
      <style:text-properties officeooo:rsid="0019e3b1"/>
    </style:style>
    <style:style style:name="T14" style:family="text">
      <style:text-properties officeooo:rsid="001ddc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Aghora Tantra</text:h>
      <text:h text:style-name="P11" text:outline-level="3"><text:span text:style-name="T5">This is a version of </text:span><text:a xlink:type="simple" xlink:href="http://williamenck.github.io/a-requiem" text:style-name="Internet_20_link" text:visited-style-name="Visited_20_Internet_20_Link"><text:span text:style-name="T6">“A Requiem”</text:span></text:a><text:span text:style-name="T5">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6">“A Requiem”</text:span></text:a><text:span text:style-name="T5">, and so I included the parallel drama in the following account.</text:span></text:h>
      <text:p text:style-name="P8"><text:span text:style-name="T1">A</text:span> few weeks before <text:span text:style-name="T1">the following adventures</text:span> started I had a dream that prepared me for the experience. The guru appeared as an officer giving me orders to jump out of an airplane. I was a paratrooper and was the only soldier in the airplane with Him <text:span text:style-name="T3">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8"/>
      <text:p text:style-name="P8"><draw:frame draw:style-name="fr3" draw:name="Imagen1" text:anchor-type="paragraph" svg:width="2.1571in" svg:height="3.1374in" draw:z-index="1"><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8"/>
      <text:p text:style-name="P1"><text:span text:style-name="T4">Last year, I wrote about in "</text:span><text:span text:style-name="T8">A</text:span><text:span text:style-name="T6"> Requiem”</text:span><text:span text:style-name="T4">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2"><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2">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10">A week later, the drama with the narco assassins started. Things were going well; no fear nor anger, nor even aggression stirring in my soul, even though they had me surrounded and I already knew of their intentions. </text:p>
      <text:p text:style-name="P10"><text:soft-page-break/>At that time an old friend writes to me and implores me to forgive “CobraKiller” Shamitananda. <text:s/>He was a monk that we both knew who had commited a terrible <text:span text:style-name="T13">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2">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2">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2">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2"><text:soft-page-break/><text:span text:style-name="T12">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12">a few days </text:span>after I tangled with the narco butchers. The skunk knew that I really had no aggression in my soul, otherwise I would have been sprayed. <text:s/><text:span text:style-name="T12">I only thought of Shamitananda, Krsnananda, Madhuvidyananda, Mokseshvarananda, Nabanilananda, Kreepasundarananda and all of the rest of the acolytes of Shamitananda that covered for the Cobra Killer Shamitananda. <text:s/></text:span></text:p>
      <text:p text:style-name="P2"><draw:frame draw:style-name="fr2" draw:name="Imagen2" text:anchor-type="char" svg:width="2.7638in" svg:height="5.028in" draw:z-index="2"><draw:image xlink:href="Pictures/10000000000000C70000016A33F3F4C993122C3F.jpg" xlink:type="simple" xlink:show="embed" xlink:actuate="onLoad" draw:mime-type="image/jpeg"/></draw:frame></text:p>
      <text:p text:style-name="P2">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2"><text:soft-page-break/>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Text_20_body"><text:a xlink:type="simple" xlink:href="https://soundcloud.com/user-227830798/padmasambhava" office:target-frame-name="_blank" xlink:show="new" text:style-name="Internet_20_link" text:visited-style-name="Visited_20_Internet_20_Link"><text:span text:style-name="T7">Listen to "Padmasambhava"</text:span></text:a></text:p>
      <text:p text:style-name="P2">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4">“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draw:frame draw:style-name="fr1" draw:name="Image1" text:anchor-type="paragraph" svg:x="2.4209in" svg:y="0in" svg:width="4.5626in" svg:height="6in" draw:z-index="0"><draw:image xlink:href="Pictures/10000000000001B6000002401248717E6B8F77C3.jpg" xlink:type="simple" xlink:show="embed" xlink:actuate="onLoad" draw:mime-type="image/jpeg"/></draw:frame><text:soft-page-break/><text:line-break/><text:span text:style-name="T2">The Vajra flows both upward and downward. Vajra controls Ida and Pingula. Digesting good as well as evil, only those who become completely still inside the Shushumna may wield its power.</text:span></text:p>
      <text:p text:style-name="P2">“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2">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2">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9"><text:line-break/>Aghora Phobia</text:p>
      <text:p text:style-name="P2">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2">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2"><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2">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2">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2">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2">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3"> <text:span text:style-name="T10">Subscribe to my mailing list by sending an email to </text:span><text:a xlink:type="simple" xlink:href="mailto: enckwilliam@protonmail.com?subject=Subscribe" text:style-name="Internet_20_link" text:visited-style-name="Visited_20_Internet_20_Link"><text:span text:style-name="T11">enckwilliam@protonmail.com</text:span></text:a></text:p>
      <text:p text:style-name="P3"> </text:p>
      <text:p text:style-name="P5"><text:a xlink:type="simple" xlink:href="https://mega.nz/folder/SdoxBAba#i0aGD1umAgKgi6zTagEmgg" text:style-name="Internet_20_link" text:visited-style-name="Visited_20_Internet_20_Link"><text:span text:style-name="T9"> </text:span></text:a><text:a xlink:type="simple" xlink:href="https://workdrive.zohoexternal.com/folder/pleth54c25c7fb36e4390a1307f31985b4bed" text:style-name="Internet_20_link" text:visited-style-name="Visited_20_Internet_20_Link"><text:span text:style-name="T9">All Essays And Books</text:span></text:a></text:p>
      <text:p text:style-name="P7"><text: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8T17:07:51.502363765</meta:creation-date>
    <dc:date>2022-12-13T18:04:36.837502171</dc:date>
    <meta:editing-duration>PT2H29M28S</meta:editing-duration>
    <meta:editing-cycles>16</meta:editing-cycles>
    <meta:generator>LibreOffice/7.4.2.3$Linux_X86_64 LibreOffice_project/40$Build-3</meta:generator>
    <meta:document-statistic meta:table-count="0" meta:image-count="3" meta:object-count="0" meta:page-count="9" meta:paragraph-count="35" meta:word-count="3483" meta:character-count="19876" meta:non-whitespace-character-count="16409"/>
  </office:meta>
</office:document-meta>
</file>